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297cm" fo:min-width="5.97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2" style:family="graphic" style:parent-style-name="objectwithoutfill">
      <style:graphic-properties draw:fill="none" draw:textarea-vertical-align="middle" draw:shadow="hidden"/>
    </style:style>
    <style:style style:name="gr13" style:family="graphic" style:parent-style-name="standard">
      <style:graphic-properties svg:stroke-color="#000000" draw:fill-color="#111111" draw:textarea-horizontal-align="justify" draw:textarea-vertical-align="middle" draw:auto-grow-height="false" fo:min-height="0.559cm" fo:min-width="0.309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111111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9cm" svg:height="3.547cm" svg:x="7.812cm" svg:y="8.553cm">
          <text:p text:style-name="P1"><text:span text:style-name="T1">3D to Motor</text:span></text:p>
          <text:p text:style-name="P1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772cm" svg:y1="10.236cm" svg:x2="7.868cm" svg:y2="10.236cm">
          <text:p/>
        </draw:line>
        <draw:custom-shape draw:style-name="gr3" draw:text-style-name="P4" draw:layer="layout" svg:width="3.81cm" svg:height="1.778cm" svg:x="18.501cm" svg:y="6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1§svg§600§FALSE§</svg:desc>
          <draw:polygon draw:style-name="gr4" draw:text-style-name="P5" draw:layer="layout" svg:width="3.183cm" svg:height="0.585cm" svg:x="18.873cm" svg:y="7.077cm" svg:viewBox="0 0 3184 586" draw:points="1592,586 0,586 0,0 3184,0 3184,586">
            <text:p/>
          </draw:polygon>
          <draw:path draw:style-name="gr5" draw:text-style-name="P6" draw:layer="layout" svg:width="0.705cm" svg:height="0.481cm" svg:x="18.903cm" svg:y="7.0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19.663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0.199cm" svg:y="7.0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0.725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1.273cm" svg:y="7.0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181cm" svg:height="0.327cm" svg:x="21.829cm" svg:y="7.335cm" svg:viewBox="0 0 182 328" svg:d="M112 14c0-14 0-14-14-14-32 32-78 32-98 32v18c12 0 44 0 72-14v252c0 16 0 22-50 22h-18v18c8 0 70-2 88-2 16 0 78 2 90 2v-18h-20c-50 0-50-6-50-22z">
            <text:p/>
          </draw:path>
        </draw:g>
        <draw:custom-shape draw:style-name="gr6" draw:text-style-name="P7" draw:layer="layout" svg:width="3.81cm" svg:height="1.778cm" svg:x="18.50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2§svg§600§FALSE§</svg:desc>
          <draw:polygon draw:style-name="gr4" draw:text-style-name="P5" draw:layer="layout" svg:width="3.183cm" svg:height="0.585cm" svg:x="18.873cm" svg:y="9.277cm" svg:viewBox="0 0 3184 586" draw:points="1592,586 0,586 0,0 3184,0 3184,586">
            <text:p/>
          </draw:polygon>
          <draw:path draw:style-name="gr5" draw:text-style-name="P6" draw:layer="layout" svg:width="0.705cm" svg:height="0.481cm" svg:x="18.903cm" svg:y="9.2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19.663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0.199cm" svg:y="9.2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0.725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1.273cm" svg:y="9.2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19cm" svg:height="0.327cm" svg:x="21.805cm" svg:y="9.5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custom-shape draw:style-name="gr6" draw:text-style-name="P7" draw:layer="layout" svg:width="3.81cm" svg:height="1.778cm" svg:x="18.501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3§svg§600§FALSE§</svg:desc>
          <draw:polygon draw:style-name="gr4" draw:text-style-name="P5" draw:layer="layout" svg:width="3.183cm" svg:height="0.585cm" svg:x="18.873cm" svg:y="11.377cm" svg:viewBox="0 0 3184 586" draw:points="1592,586 0,586 0,0 3184,0 3184,586">
            <text:p/>
          </draw:polygon>
          <draw:path draw:style-name="gr5" draw:text-style-name="P6" draw:layer="layout" svg:width="0.705cm" svg:height="0.481cm" svg:x="18.903cm" svg:y="11.3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19.663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0.199cm" svg:y="11.3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0.725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1.273cm" svg:y="11.3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27cm" svg:height="0.337cm" svg:x="21.801cm" svg:y="11.63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</draw:g>
        <draw:custom-shape draw:style-name="gr6" draw:text-style-name="P7" draw:layer="layout" svg:width="3.81cm" svg:height="1.778cm" svg:x="18.501cm" svg:y="16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4§svg§600§FALSE§</svg:desc>
          <draw:polygon draw:style-name="gr4" draw:text-style-name="P5" draw:layer="layout" svg:width="3.183cm" svg:height="0.585cm" svg:x="18.873cm" svg:y="16.777cm" svg:viewBox="0 0 3184 586" draw:points="1592,586 0,586 0,0 3184,0 3184,586">
            <text:p/>
          </draw:polygon>
          <draw:path draw:style-name="gr5" draw:text-style-name="P6" draw:layer="layout" svg:width="0.705cm" svg:height="0.481cm" svg:x="18.903cm" svg:y="16.7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19.663cm" svg:y="16.7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0.199cm" svg:y="16.7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0.725cm" svg:y="16.7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1.273cm" svg:y="16.7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43cm" svg:height="0.333cm" svg:x="21.795cm" svg:y="17.029cm" svg:viewBox="0 0 244 334" svg:d="M244 252v-18h-56v-220c0-10 0-14-10-14-6 0-8 0-14 6l-164 228v18h146v42c0 16 0 22-40 22h-14v18c26-2 56-2 74-2 20 0 50 0 76 2v-18h-14c-40 0-40-6-40-22v-42zM150 54v180h-132z">
            <text:p/>
          </draw:path>
        </draw:g>
        <draw:polyline draw:style-name="gr7" draw:text-style-name="P3" draw:layer="layout" svg:width="4.19cm" svg:height="1.904cm" svg:x="14.218cm" svg:y="7.223cm" svg:viewBox="0 0 4191 1905" draw:points="0,1905 2540,1905 2540,0 4191,0">
          <text:p/>
        </draw:polyline>
        <draw:polyline draw:style-name="gr7" draw:text-style-name="P3" draw:layer="layout" svg:width="4.19cm" svg:height="0.634cm" svg:x="14.345cm" svg:y="9.509cm" svg:viewBox="0 0 4191 635" draw:points="0,635 2921,635 2921,0 4191,0">
          <text:p/>
        </draw:polyline>
        <draw:polyline draw:style-name="gr7" draw:text-style-name="P3" draw:layer="layout" svg:width="4.053cm" svg:height="5.333cm" svg:x="14.218cm" svg:y="11.668cm" svg:viewBox="0 0 4054 5334" draw:points="0,0 2457,0 2457,5334 4054,5334">
          <text:p/>
        </draw:polyline>
        <draw:line draw:style-name="gr2" draw:text-style-name="P3" draw:layer="layout" svg:x1="18.274cm" svg:y1="7.231cm" svg:x2="18.401cm" svg:y2="7.231cm">
          <text:p/>
        </draw:line>
        <draw:line draw:style-name="gr2" draw:text-style-name="P3" draw:layer="layout" svg:x1="18.413cm" svg:y1="9.531cm" svg:x2="18.54cm" svg:y2="9.531cm">
          <text:p/>
        </draw:line>
        <draw:line draw:style-name="gr2" draw:text-style-name="P3" draw:layer="layout" svg:x1="18.391cm" svg:y1="17.031cm" svg:x2="18.518cm" svg:y2="17.031cm">
          <text:p/>
        </draw:line>
        <draw:custom-shape draw:style-name="gr1" draw:text-style-name="P2" draw:layer="layout" svg:width="6.479cm" svg:height="3.547cm" svg:x="26.512cm" svg:y="8.553cm">
          <text:p text:style-name="P1"><text:span text:style-name="T1">Motor to 3D</text:span></text:p>
          <text:p text:style-name="P1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7" draw:text-style-name="P3" draw:layer="layout" svg:width="4.19cm" svg:height="1.904cm" svg:x="22.387cm" svg:y="7.227cm" svg:viewBox="0 0 4191 1905" draw:points="4191,1905 1651,1905 1651,0 0,0">
          <text:p/>
        </draw:polyline>
        <draw:polyline draw:style-name="gr7" draw:text-style-name="P3" draw:layer="layout" svg:width="4.19cm" svg:height="0.634cm" svg:x="22.26cm" svg:y="9.513cm" svg:viewBox="0 0 4191 635" draw:points="4191,635 1270,635 1270,0 0,0">
          <text:p/>
        </draw:polyline>
        <draw:polyline draw:style-name="gr7" draw:text-style-name="P3" draw:layer="layout" svg:width="4.19cm" svg:height="0.507cm" svg:x="22.26cm" svg:y="11.037cm" svg:viewBox="0 0 4191 508" draw:points="4191,0 1270,0 1270,508 0,508">
          <text:p/>
        </draw:polyline>
        <draw:polyline draw:style-name="gr7" draw:text-style-name="P3" draw:layer="layout" svg:width="4.241cm" svg:height="5.329cm" svg:x="22.336cm" svg:y="11.672cm" svg:viewBox="0 0 4242 5330" draw:points="4242,0 1671,0 1671,5330 0,5330">
          <text:p/>
        </draw:polyline>
        <draw:line draw:style-name="gr2" draw:text-style-name="P3" draw:layer="layout" svg:x1="26.256cm" svg:y1="9.128cm" svg:x2="26.51cm" svg:y2="9.128cm">
          <text:p/>
        </draw:line>
        <draw:line draw:style-name="gr2" draw:text-style-name="P3" draw:layer="layout" svg:x1="26.258cm" svg:y1="10.128cm" svg:x2="26.512cm" svg:y2="10.128cm">
          <text:p/>
        </draw:line>
        <draw:line draw:style-name="gr2" draw:text-style-name="P3" draw:layer="layout" svg:x1="26.26cm" svg:y1="11.028cm" svg:x2="26.514cm" svg:y2="11.028cm">
          <text:p/>
        </draw:line>
        <draw:line draw:style-name="gr2" draw:text-style-name="P3" draw:layer="layout" svg:x1="26.283cm" svg:y1="11.668cm" svg:x2="26.537cm" svg:y2="11.668cm">
          <text:p/>
        </draw:line>
        <draw:line draw:style-name="gr2" draw:text-style-name="P3" draw:layer="layout" svg:x1="33.014cm" svg:y1="10.398cm" svg:x2="36.697cm" svg:y2="10.398cm">
          <text:p/>
        </draw:line>
        <draw:g>
          <svg:title>TexMaths</svg:title>
          <svg:desc>26§display§N_{rw}§svg§600§FALSE§</svg:desc>
          <draw:polygon draw:style-name="gr4" draw:text-style-name="P5" draw:layer="layout" svg:width="1.634cm" svg:height="0.761cm" svg:x="33.766cm" svg:y="9.452cm" svg:viewBox="0 0 1635 762" draw:points="819,762 0,762 0,0 1635,0 1635,762">
            <text:p/>
          </draw:polygon>
          <draw:path draw:style-name="gr5" draw:text-style-name="P6" draw:layer="layout" svg:width="0.771cm" svg:height="0.626cm" svg:x="33.802cm" svg:y="9.449cm" svg:viewBox="0 0 772 627" svg:d="M658 96c7-36 26-65 98-67 6 0 16 0 16-19 0 0 0-10-13-10-29 0-62 3-91 3-31 0-65-3-94-3-5 0-18 0-18 18 0 11 11 11 18 11 52 0 63 20 63 39 0 5-3 18-3 20l-104 409-202-479c-8-18-8-18-29-18h-122c-18 0-29 0-29 18 0 11 11 11 26 11 5 0 63 0 63 7l-123 495c-7 36-23 65-98 67-6 0-16 0-16 19 0 7 5 10 13 10 29 0 60-3 91-3s65 3 94 3c5 0 18 0 18-18 0-11-11-11-21-11-52-2-60-21-60-39 0-8 3-13 5-23l120-484c5 5 5 8 8 16l228 541c8 15 11 18 19 18 10 0 10-3 13-18z">
            <text:p/>
          </draw:path>
          <draw:path draw:style-name="gr5" draw:text-style-name="P6" draw:layer="layout" svg:width="0.298cm" svg:height="0.29cm" svg:x="34.528cm" svg:y="9.928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4c-2 7-7 23-7 26 0 13 13 20 23 20 8 0 21-5 26-18 3-5 8-34 13-49z">
            <text:p/>
          </draw:path>
          <draw:path draw:style-name="gr5" draw:text-style-name="P6" draw:layer="layout" svg:width="0.469cm" svg:height="0.29cm" svg:x="34.884cm" svg:y="9.928cm" svg:viewBox="0 0 470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8 0 75 68 85 104 85 13 0 45 0 73-41 13 28 50 41 89 41 57 0 85-49 98-75 29-55 44-135 44-164 0-49-26-52-31-52-15 0-33 18-33 34 0 10 5 15 10 21 15 13 23 31 23 52 0 7-26 166-109 166-52 0-52-47-52-57 0-18 3-29 13-65z">
            <text:p/>
          </draw:path>
        </draw:g>
        <draw:g>
          <svg:title>TexMaths</svg:title>
          <svg:desc>26§display§N^d_{rw}§svg§600§FALSE§</svg:desc>
          <draw:polygon draw:style-name="gr8" draw:text-style-name="P5" draw:layer="layout" svg:width="1.64cm" svg:height="1.049cm" svg:x="1.762cm" svg:y="8.961cm" svg:viewBox="0 0 1641 1050" draw:points="819,1050 0,1050 0,0 1641,0 1641,1050">
            <text:p/>
          </draw:polygon>
          <draw:path draw:style-name="gr9" draw:text-style-name="P6" draw:layer="layout" svg:width="0.771cm" svg:height="0.625cm" svg:x="1.797cm" svg:y="9.158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9" draw:text-style-name="P6" draw:layer="layout" svg:width="0.33cm" svg:height="0.452cm" svg:x="2.636cm" svg:y="8.961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9" draw:text-style-name="P6" draw:layer="layout" svg:width="0.298cm" svg:height="0.29cm" svg:x="2.525cm" svg:y="9.726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9" draw:text-style-name="P6" draw:layer="layout" svg:width="0.469cm" svg:height="0.29cm" svg:x="2.885cm" svg:y="9.726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  <draw:line draw:style-name="gr10" draw:text-style-name="P3" draw:layer="layout" svg:x1="18.155cm" svg:y1="12.557cm" svg:x2="22.6cm" svg:y2="10.525cm">
          <text:p/>
        </draw:line>
        <draw:line draw:style-name="gr10" draw:text-style-name="P3" xml:id="id1" draw:id="id1" draw:layer="layout" svg:x1="22.473cm" svg:y1="12.557cm" svg:x2="18.155cm" svg:y2="10.525cm">
          <text:p/>
        </draw:line>
        <draw:custom-shape draw:style-name="gr6" draw:text-style-name="P7" xml:id="id2" draw:id="id2" draw:layer="layout" svg:width="3.81cm" svg:height="1.778cm" svg:x="18.401cm" svg:y="13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MOTOR_3§svg§600§FALSE§</svg:desc>
          <draw:polygon draw:style-name="gr8" draw:text-style-name="P5" draw:layer="layout" svg:width="2.235cm" svg:height="0.409cm" svg:x="19.211cm" svg:y="14.981cm" svg:viewBox="0 0 2236 410" draw:points="1118,410 0,410 0,0 2236,0 2236,410">
            <text:p/>
          </draw:polygon>
          <draw:path draw:style-name="gr9" draw:text-style-name="P6" draw:layer="layout" svg:width="0.493cm" svg:height="0.335cm" svg:x="19.231cm" svg:y="14.981cm" svg:viewBox="0 0 494 336" svg:d="M436 38c4-18 5-22 42-22 12 0 16 0 16-10 0-6-4-6-13-6h-65c-13 0-14 0-19 9l-181 282-38-280c-1-11-2-11-16-11h-67c-9 0-14 0-14 9 0 7 4 7 14 7 6 0 15 0 20 1 9 0 12 2 12 8 0 1 0 3-3 9l-62 250c-5 20-13 36-53 37-2 0-9 1-9 10 0 4 3 5 7 5 15 0 33-1 49-1 17 0 35 1 52 1 2 0 7 0 7-10 0-5-4-5-7-5-30 0-34-10-34-22 0-3 0-5 1-11l67-268h1l43 305c0 6 1 11 7 11 5 0 9-5 11-9l199-311-70 282c-5 19-6 23-45 23-8 0-14 0-14 10 0 5 6 5 7 5 15 0 48-1 62-1 20 0 41 1 61 1 4 0 9 0 9-10 0-5-4-5-13-5-18 0-33 0-33-9 0-1 0-2 4-11z">
            <text:p/>
          </draw:path>
          <draw:path draw:style-name="gr9" draw:text-style-name="P6" draw:layer="layout" svg:width="0.341cm" svg:height="0.357cm" svg:x="19.767cm" svg:y="14.97cm" svg:viewBox="0 0 342 358" svg:d="M342 133c0-79-53-133-127-133-106 0-215 112-215 227 0 81 55 131 127 131 104 0 215-108 215-225zM129 345c-48 0-83-40-83-105 0-21 7-94 45-151 34-51 83-77 122-77 40 0 84 28 84 101 0 36-14 113-62 173-23 30-64 59-106 59z">
            <text:p/>
          </draw:path>
          <draw:path draw:style-name="gr9" draw:text-style-name="P6" draw:layer="layout" svg:width="0.335cm" svg:height="0.332cm" svg:x="20.143cm" svg:y="14.985cm" svg:viewBox="0 0 336 333" svg:d="M199 35c4-14 5-17 12-18 4-1 20-1 31-1 49 0 72 1 72 40 0 7-3 27-5 39 0 2-1 8-1 9 0 3 1 7 6 7s6-4 8-12l13-86c0-1 1-6 1-7 0-6-6-6-13-6h-275c-11 0-12 0-16 10l-29 86c-1 1-3 8-3 9 0 3 2 6 6 6 5 0 5-3 9-10 26-76 39-85 112-85h19c14 0 14 1 14 5s-2 9-2 10l-66 264c-5 18-6 23-58 23-18 0-22 0-22 9 0 6 6 6 9 6 13 0 27 0 41 0 13 0 28-1 41-1 14 0 28 1 42 1 13 0 29 0 42 0 5 0 11 0 11-9 0-6-4-6-17-6-12 0-19 0-31-1-14-1-19-3-19-11 0 0 0-2 2-10z">
            <text:p/>
          </draw:path>
          <draw:path draw:style-name="gr9" draw:text-style-name="P6" draw:layer="layout" svg:width="0.341cm" svg:height="0.357cm" svg:x="20.512cm" svg:y="14.97cm" svg:viewBox="0 0 342 358" svg:d="M342 133c0-79-53-133-127-133-106 0-215 112-215 227 0 81 55 131 127 131 104 0 215-108 215-225zM129 345c-48 0-83-40-83-105 0-21 7-94 45-151 34-51 83-77 122-77 40 0 84 28 84 101 0 36-14 113-62 173-23 30-64 59-106 59z">
            <text:p/>
          </draw:path>
          <draw:path draw:style-name="gr9" draw:text-style-name="P6" draw:layer="layout" svg:width="0.352cm" svg:height="0.347cm" svg:x="20.896cm" svg:y="14.981cm" svg:viewBox="0 0 353 348" svg:d="M165 34c3-12 4-17 14-18 5 0 20 0 29 0 36 0 91 0 91 48 0 16-8 51-28 70-12 12-38 28-83 28h-55zM236 169c50-11 109-45 109-95 0-43-45-74-110-74h-140c-10 0-14 0-14 10 0 6 4 6 13 6 1 0 10 0 19 1 9 0 14 1 14 8 0 1-2 3-3 9l-66 264c-4 19-5 23-45 23-9 0-13 0-13 10 0 5 6 5 7 5 14 0 48-1 62-1s49 1 63 1c4 0 9 0 9-10 0-5-3-5-13-5-18 0-32 0-32-9 0-2 0-5 1-8l33-131h58c45 0 54 28 54 45 0 8-3 23-7 35-3 13-8 31-8 41 0 54 60 54 67 54 41 0 59-51 59-57s-6-6-7-6c-4 0-4 3-5 7-13 37-34 44-45 44-17 0-20-11-20-30 0-15 3-40 4-56 1-6 2-16 2-23 0-38-32-53-46-58z">
            <text:p/>
          </draw:path>
          <draw:path draw:style-name="gr9" draw:text-style-name="P6" draw:layer="layout" svg:width="0.158cm" svg:height="0.235cm" svg:x="21.269cm" svg:y="15.162cm" svg:viewBox="0 0 159 236" svg:d="M76 114c27 0 46 19 46 56 0 42-25 55-45 55-13 0-45-4-59-24 17-1 20-12 20-19 0-11-8-19-19-19-9 0-19 6-19 19 0 34 36 54 78 54 49 0 81-31 81-66 0-27-21-54-59-63 36-12 49-39 49-59 0-28-31-48-71-48-38 0-67 19-67 46 0 12 7 19 18 19 10 0 18-8 18-18s-8-17-18-18c12-16 36-19 48-19 16 0 38 8 38 38 0 15-5 30-14 40-11 14-20 15-38 16-9 0-9 0-11 1 0 0-4 0-4 5 0 4 4 4 9 4z">
            <text:p/>
          </draw:path>
        </draw:g>
        <draw:connector draw:style-name="gr11" draw:text-style-name="P3" draw:layer="layout" svg:x1="20.314cm" svg:y1="12.557cm" svg:x2="20.306cm" svg:y2="13.893cm" draw:start-shape="id1" draw:start-glue-point="2" draw:end-shape="id2" draw:end-glue-point="0" svg:d="M20314 12557v694h-8v642" svg:viewBox="0 0 9 1337">
          <text:p/>
        </draw:connector>
        <draw:g>
          <svg:title>TexMaths</svg:title>
          <svg:desc>14§display§Simulated§svg§600§FALSE§</svg:desc>
          <draw:polygon draw:style-name="gr8" draw:text-style-name="P5" draw:layer="layout" svg:width="2.292cm" svg:height="0.341cm" svg:x="19.212cm" svg:y="14.277cm" svg:viewBox="0 0 2293 342" draw:points="1147,342 0,342 0,0 2293,0 2293,342">
            <text:p/>
          </draw:polygon>
          <draw:path draw:style-name="gr9" draw:text-style-name="P6" draw:layer="layout" svg:width="0.292cm" svg:height="0.357cm" svg:x="19.238cm" svg:y="14.271cm" svg:viewBox="0 0 293 358" svg:d="M293 4c0-1-1-4-5-4s-4 0-9 8l-24 28c-13-24-39-36-71-36-63 0-121 57-121 116 0 41 25 63 50 71l54 13c18 5 45 13 45 53 0 43-41 90-89 90-31 0-86-11-86-72 0-11 2-24 2-26 1-2 1-3 1-3 0-6-3-6-5-6-3 0-4 0-6 1-1 2-29 115-29 117 0 3 2 4 6 4 2 0 2 0 9-7l23-28c21 28 55 35 84 35 67 0 125-65 125-126 0-34-16-51-24-57-11-13-18-14-63-25-10-3-28-9-32-9-14-5-31-19-31-46 0-39 40-82 87-82 41 0 71 22 71 78 0 15-2 24-2 26s0 6 6 6c4 0 5-2 7-10z">
            <text:p/>
          </draw:path>
          <draw:path draw:style-name="gr9" draw:text-style-name="P6" draw:layer="layout" svg:width="0.13cm" svg:height="0.33cm" svg:x="19.556cm" svg:y="14.293cm" svg:viewBox="0 0 131 331" svg:d="M127 18c0-10-7-18-18-18-14 0-27 12-27 26 0 10 6 18 19 18 11 0 26-12 26-26zM88 204c7-15 7-16 12-29 4-11 6-17 6-26 0-23-15-40-41-40-46 0-65 70-65 74 0 6 4 6 6 6 5 0 5-1 7-9 14-47 34-61 51-61 4 0 12 0 12 15 0 11-3 22-5 26-4 13-26 70-34 92-6 12-11 29-11 39 0 23 17 40 40 40 47 0 65-71 65-76 0-4-4-4-6-4-5 0-5 1-7 9-9 31-26 61-51 61-9 0-12-6-12-17 0-12 3-19 14-49z">
            <text:p/>
          </draw:path>
          <draw:path draw:style-name="gr9" draw:text-style-name="P6" draw:layer="layout" svg:width="0.403cm" svg:height="0.223cm" svg:x="19.726cm" svg:y="14.401cm" svg:viewBox="0 0 404 224" svg:d="M29 189c-1 8-4 19-4 21 0 9 6 14 14 14 6 0 15-5 18-14 1-1 7-24 9-37l11-44c4-10 6-22 9-33 1-9 6-23 6-24 8-16 33-61 80-61 23 0 27 18 27 35 0 12-3 26-8 40l-13 57-10 38c-2 10-7 27-7 29 0 9 8 14 15 14 15 0 19-13 22-28 7-28 26-100 30-120 2-6 27-65 81-65 21 0 27 17 27 35 0 28-20 84-30 111-5 11-7 16-7 26 0 24 17 41 40 41 47 0 65-72 65-76 0-5-4-5-5-5-6 0-6 1-8 9-8 26-24 61-51 61-9 0-12-5-12-16 0-12 5-25 9-36 10-26 30-80 30-108 0-32-19-53-56-53s-62 21-80 48c-1-7-3-23-16-36-12-10-28-12-40-12-45 0-70 31-78 43-2-28-23-43-45-43-23 0-32 19-36 28-9 18-16 47-16 48 0 5 4 5 6 5 5 0 5 0 9-12 7-34 17-58 35-58 8 0 16 4 16 23 0 10-2 15-8 41z">
            <text:p/>
          </draw:path>
          <draw:path draw:style-name="gr9" draw:text-style-name="P6" draw:layer="layout" svg:width="0.253cm" svg:height="0.223cm" svg:x="20.158cm" svg:y="14.401cm" svg:viewBox="0 0 254 224" svg:d="M159 190c6 21 22 34 44 34 16 0 29-11 37-27 7-18 14-48 14-49 0-5-4-5-5-5-6 0-6 1-8 9-7 27-16 61-37 61-10 0-15-6-15-23 0-11 6-33 9-51l15-54c1-7 5-26 8-34 2-11 7-30 7-32 0-9-6-13-14-13-2 0-16 0-19 16-10 37-32 123-37 149-1 2-20 42-57 42-25 0-30-23-30-41 0-28 13-67 26-100 6-15 8-22 8-32 0-22-15-40-40-40-47 0-65 72-65 76 0 5 4 5 6 5 5 0 5 0 7-9 13-43 32-61 51-61 4 0 12 0 12 16 0 12-5 27-9 33-18 50-28 80-28 104 0 47 34 60 61 60 32 0 50-23 59-34z">
            <text:p/>
          </draw:path>
          <draw:path draw:style-name="gr9" draw:text-style-name="P6" draw:layer="layout" svg:width="0.105cm" svg:height="0.347cm" svg:x="20.447cm" svg:y="14.277cm" svg:viewBox="0 0 106 348" svg:d="M106 6c0-2 0-6-6-6-12 0-47 4-61 4-3 2-9 2-9 12 0 5 5 5 13 5 23 0 23 4 23 8l-1 10-63 246c-1 6-2 9-2 17 0 28 22 46 45 46 17 0 29-10 38-28 9-19 14-47 14-48 0-6-4-6-5-6-6 0-6 2-8 9-8 33-18 62-37 62-16 0-16-16-16-23 0-12 1-14 4-23z">
            <text:p/>
          </draw:path>
          <draw:path draw:style-name="gr9" draw:text-style-name="P6" draw:layer="layout" svg:width="0.225cm" svg:height="0.223cm" svg:x="20.601cm" svg:y="14.401cm" svg:viewBox="0 0 226 224" svg:d="M165 31c-9-18-24-31-46-31-57 0-119 73-119 144 0 47 27 80 66 80 10 0 35-2 64-37 4 20 21 37 45 37 18 0 29-11 37-27 7-18 14-48 14-49 0-5-4-5-5-5-6 0-6 1-7 9-9 31-18 61-38 61-14 0-15-13-15-23 0-11 1-14 7-37 6-20 6-25 10-43l18-70c3-14 3-14 3-17 0-8-5-13-13-13-12 0-20 11-21 21zM132 160c-2 9-2 9-10 18-21 27-41 35-55 35-24 0-32-27-32-46 0-25 15-86 28-109 14-29 37-47 57-47 32 0 39 40 39 44 0 2-1 5-2 8z">
            <text:p/>
          </draw:path>
          <draw:path draw:style-name="gr9" draw:text-style-name="P6" draw:layer="layout" svg:width="0.151cm" svg:height="0.313cm" svg:x="20.852cm" svg:y="14.31cm" svg:viewBox="0 0 152 314" svg:d="M91 112h47c9 0 14 0 14-10 0-6-5-6-14-6h-43c17-70 20-79 20-83 0-9-6-13-14-13-1 0-16 0-20 18l-19 78h-47c-11 0-15 0-15 9 0 7 4 7 13 7h44c-36 140-37 148-37 157 0 26 19 45 45 45 51 0 79-72 79-76s-4-4-6-4c-5 0-5 1-7 7-21 51-48 62-65 62-10 0-14-7-14-22 0-13 0-16 2-24z">
            <text:p/>
          </draw:path>
          <draw:path draw:style-name="gr9" draw:text-style-name="P6" draw:layer="layout" svg:width="0.189cm" svg:height="0.223cm" svg:x="21.041cm" svg:y="14.401cm" svg:viewBox="0 0 190 224" svg:d="M69 104c15 0 52-1 77-11 34-15 36-44 36-50 0-23-19-43-52-43-55 0-130 48-130 134 0 51 29 90 77 90 72 0 113-53 113-58 0-4-3-7-6-7s-4 1-6 5c-39 49-93 49-100 49-38 0-42-42-42-57 0-6 0-22 8-52zM47 93c19-75 69-82 83-82 23 0 36 15 36 32 0 50-79 50-99 50z">
            <text:p/>
          </draw:path>
          <draw:path draw:style-name="gr9" draw:text-style-name="P6" draw:layer="layout" svg:width="0.234cm" svg:height="0.347cm" svg:x="21.268cm" svg:y="14.277cm" svg:viewBox="0 0 235 348" svg:d="M235 6c0-2 0-6-7-6-6 0-53 4-62 6-4 0-7 2-7 9 0 6 4 6 12 6 24 0 25 4 25 8l-2 10-29 117c-9-18-24-32-46-32-57 0-119 73-119 145 0 46 27 79 66 79 10 0 35-2 64-37 4 20 21 37 45 37 18 0 29-11 37-28 7-17 14-47 14-48 0-6-4-6-5-6-6 0-6 2-7 9-9 33-18 62-38 62-14 0-15-13-15-23 0-12 1-15 4-23zM132 283c-2 9-2 10-10 19-21 27-41 35-55 35-24 0-32-27-32-46 0-25 15-86 28-109 14-29 37-47 57-47 32 0 39 41 39 44 0 2-1 6-2 8z">
            <text:p/>
          </draw:path>
        </draw:g>
        <draw:line draw:style-name="gr12" draw:text-style-name="P3" draw:layer="layout" svg:x1="22.209cm" svg:y1="14.843cm" svg:x2="25.765cm" svg:y2="14.843cm">
          <text:p/>
        </draw:line>
        <draw:line draw:style-name="gr12" draw:text-style-name="P3" draw:layer="layout" svg:x1="25.765cm" svg:y1="19.542cm" svg:x2="25.765cm" svg:y2="14.843cm">
          <text:p/>
        </draw:line>
        <draw:line draw:style-name="gr12" draw:text-style-name="P3" draw:layer="layout" svg:x1="25.765cm" svg:y1="19.542cm" svg:x2="4.937cm" svg:y2="19.542cm">
          <text:p/>
        </draw:line>
        <draw:line draw:style-name="gr12" draw:text-style-name="P3" draw:layer="layout" svg:x1="4.937cm" svg:y1="10.271cm" svg:x2="4.937cm" svg:y2="19.542cm">
          <text:p/>
        </draw:line>
        <draw:custom-shape draw:style-name="gr13" draw:text-style-name="P8" draw:layer="layout" svg:width="1.143cm" svg:height="1.143cm" svg:x="4.402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6§display§+§svg§600§FALSE§</svg:desc>
          <draw:polygon draw:style-name="gr8" draw:text-style-name="P5" draw:layer="layout" svg:width="0.711cm" svg:height="0.61cm" svg:x="3.971cm" svg:y="11.057cm" svg:viewBox="0 0 712 611" draw:points="355,611 0,611 0,0 712,0 712,611">
            <text:p/>
          </draw:polygon>
          <draw:path draw:style-name="gr9" draw:text-style-name="P6" draw:layer="layout" svg:width="0.607cm" svg:height="0.61cm" svg:x="4.023cm" svg:y="11.057cm" svg:viewBox="0 0 608 611" svg:d="M324 324h255c13 0 29 0 29-18 0-19-16-19-29-19h-255v-256c0-14 0-31-19-31s-19 17-19 31v256h-255c-14 0-31 0-31 19 0 18 17 18 31 18h255v256c0 12 0 31 19 31s19-19 19-31z">
            <text:p/>
          </draw:path>
        </draw:g>
        <draw:g>
          <svg:title>TexMaths</svg:title>
          <svg:desc>26§display§+§svg§600§FALSE§</svg:desc>
          <draw:polygon draw:style-name="gr8" draw:text-style-name="P5" draw:layer="layout" svg:width="0.711cm" svg:height="0.61cm" svg:x="3.663cm" svg:y="9.163cm" svg:viewBox="0 0 712 611" draw:points="355,611 0,611 0,0 712,0 712,611">
            <text:p/>
          </draw:polygon>
          <draw:path draw:style-name="gr9" draw:text-style-name="P6" draw:layer="layout" svg:width="0.607cm" svg:height="0.61cm" svg:x="3.715cm" svg:y="9.163cm" svg:viewBox="0 0 608 611" svg:d="M324 324h255c13 0 29 0 29-18 0-19-16-19-29-19h-255v-256c0-14 0-31-19-31s-19 17-19 31v256h-255c-14 0-31 0-31 19 0 18 17 18 31 18h255v256c0 12 0 31 19 31s19-19 19-31z">
            <text:p/>
          </draw:path>
        </draw:g>
        <draw:line draw:style-name="gr11" draw:text-style-name="P3" draw:layer="layout" svg:x1="3.921cm" svg:y1="10.271cm" svg:x2="4.302cm" svg:y2="10.271cm">
          <text:p/>
        </draw:line>
        <draw:line draw:style-name="gr11" draw:text-style-name="P3" draw:layer="layout" svg:x1="4.937cm" svg:y1="11.668cm" svg:x2="4.937cm" svg:y2="10.7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49:21.932260381</meta:creation-date>
    <meta:generator>LibreOffice/6.0.3.2$Windows_X86_64 LibreOffice_project/8f48d515416608e3a835360314dac7e47fd0b821</meta:generator>
    <dc:date>2018-05-29T18:21:06.228000000</dc:date>
    <meta:editing-duration>PT1H18M7S</meta:editing-duration>
    <meta:editing-cycles>26</meta:editing-cycles>
    <meta:document-statistic meta:object-count="101"/>
  </office:meta>
</office:document-meta>
</file>